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5cc64" officeooo:paragraph-rsid="002dda6f"/>
    </style:style>
    <style:style style:name="P2" style:family="paragraph" style:parent-style-name="Standard">
      <style:text-properties style:font-name="Linux Libertine O" officeooo:rsid="00365ccf" officeooo:paragraph-rsid="002dda6f"/>
    </style:style>
    <style:style style:name="P3" style:family="paragraph" style:parent-style-name="Standard">
      <style:text-properties style:font-name="Linux Libertine O" officeooo:rsid="00365ccf" officeooo:paragraph-rsid="003fff47"/>
    </style:style>
    <style:style style:name="P4" style:family="paragraph" style:parent-style-name="Standard">
      <style:text-properties style:font-name="Linux Libertine O" officeooo:rsid="004107b8" officeooo:paragraph-rsid="004107b8"/>
    </style:style>
    <style:style style:name="P5" style:family="paragraph" style:parent-style-name="Heading">
      <style:text-properties officeooo:paragraph-rsid="003fff47"/>
    </style:style>
    <style:style style:name="P6" style:family="paragraph" style:parent-style-name="Heading_20_1">
      <style:text-properties officeooo:paragraph-rsid="003fff47"/>
    </style:style>
    <style:style style:name="P7" style:family="paragraph" style:parent-style-name="Standard">
      <style:text-properties style:font-name="Linux Libertine O" officeooo:rsid="004107b8" officeooo:paragraph-rsid="0043f50f"/>
    </style:style>
    <style:style style:name="P8" style:family="paragraph" style:parent-style-name="Standard">
      <style:text-properties style:font-name="Linux Libertine O" officeooo:rsid="0043f50f" officeooo:paragraph-rsid="0043f50f"/>
    </style:style>
    <style:style style:name="P9" style:family="paragraph" style:parent-style-name="Standard">
      <style:text-properties style:font-name="Linux Libertine O" officeooo:rsid="0043f50f" officeooo:paragraph-rsid="0045121a"/>
    </style:style>
    <style:style style:name="P10" style:family="paragraph" style:parent-style-name="Standard">
      <style:text-properties style:font-name="Linux Libertine O" officeooo:rsid="0035cc64" officeooo:paragraph-rsid="004107b8"/>
    </style:style>
    <style:style style:name="P11" style:family="paragraph" style:parent-style-name="Standard">
      <style:text-properties style:font-name="Linux Libertine O" officeooo:rsid="0035cc64" officeooo:paragraph-rsid="002dda6f"/>
    </style:style>
    <style:style style:name="P12" style:family="paragraph" style:parent-style-name="Standard">
      <style:text-properties style:font-name="Linux Libertine O" officeooo:rsid="0035cc64" officeooo:paragraph-rsid="0041c510"/>
    </style:style>
    <style:style style:name="P13" style:family="paragraph" style:parent-style-name="Standard">
      <style:text-properties style:font-name="Linux Libertine O" officeooo:rsid="0035cc64" officeooo:paragraph-rsid="003fff47"/>
    </style:style>
    <style:style style:name="P14" style:family="paragraph" style:parent-style-name="Standard">
      <style:text-properties style:font-name="Linux Libertine O" officeooo:rsid="00365ccf" officeooo:paragraph-rsid="002dda6f"/>
    </style:style>
    <style:style style:name="P15" style:family="paragraph" style:parent-style-name="Standard">
      <style:text-properties style:font-name="Linux Libertine O" officeooo:rsid="0044826f" officeooo:paragraph-rsid="0045121a"/>
    </style:style>
    <style:style style:name="P16" style:family="paragraph" style:parent-style-name="Standard">
      <style:text-properties style:font-name="Linux Libertine O" officeooo:rsid="0045121a" officeooo:paragraph-rsid="0045121a"/>
    </style:style>
    <style:style style:name="P17" style:family="paragraph" style:parent-style-name="Standard">
      <style:text-properties style:font-name="Linux Libertine O" officeooo:rsid="00453a1c" officeooo:paragraph-rsid="00453a1c"/>
    </style:style>
    <style:style style:name="P18" style:family="paragraph" style:parent-style-name="Standard">
      <style:text-properties officeooo:paragraph-rsid="004107b8"/>
    </style:style>
    <style:style style:name="P19" style:family="paragraph" style:parent-style-name="Standard">
      <style:text-properties officeooo:rsid="0043f50f" officeooo:paragraph-rsid="0043f50f"/>
    </style:style>
    <style:style style:name="P20" style:family="paragraph" style:parent-style-name="Standard">
      <style:text-properties officeooo:paragraph-rsid="0045121a"/>
    </style:style>
    <style:style style:name="P21" style:family="paragraph" style:parent-style-name="Standard">
      <style:text-properties officeooo:rsid="0045121a" officeooo:paragraph-rsid="0045121a"/>
    </style:style>
    <style:style style:name="P22" style:family="paragraph" style:parent-style-name="Standard">
      <style:text-properties officeooo:paragraph-rsid="00453a1c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43f50f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style:font-name="Linux Libertine O"/>
    </style:style>
    <style:style style:name="T4" style:family="text">
      <style:text-properties style:font-name="Linux Libertine O" officeooo:rsid="0035cc64"/>
    </style:style>
    <style:style style:name="T5" style:family="text">
      <style:text-properties style:font-name="Linux Libertine O" officeooo:rsid="0043f50f"/>
    </style:style>
    <style:style style:name="T6" style:family="text">
      <style:text-properties style:font-name="Linux Libertine O" officeooo:rsid="0045121a"/>
    </style:style>
    <style:style style:name="T7" style:family="text">
      <style:text-properties style:font-name="Linux Libertine O" officeooo:rsid="0044826f"/>
    </style:style>
    <style:style style:name="T8" style:family="text">
      <style:text-properties style:font-name="Linux Libertine O" officeooo:rsid="00453a1c"/>
    </style:style>
    <style:style style:name="T9" style:family="text">
      <style:text-properties officeooo:rsid="0043f50f"/>
    </style:style>
    <style:style style:name="T10" style:family="text">
      <style:text-properties fo:color="#004586" style:font-name="Linux Libertine O" fo:font-size="18.2000007629395pt" fo:font-weight="bold" officeooo:rsid="0043f50f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1" style:family="text">
      <style:text-properties fo:color="#004586" style:font-name="Linux Libertine O" fo:font-size="18.2000007629395pt" fo:font-weight="bold" officeooo:rsid="002e3001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2" style:family="text">
      <style:text-properties officeooo:rsid="0044826f"/>
    </style:style>
    <style:style style:name="T13" style:family="text">
      <style:text-properties officeooo:rsid="0045121a"/>
    </style:style>
    <style:style style:name="T14" style:family="text">
      <style:text-properties officeooo:rsid="00453a1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0">Cajun chicken</text:span><text:span text:style-name="T11"> </text:span><text:span text:style-name="T10">breast </text:span><text:span text:style-name="T11">(2 portions; 30-</text:span><text:span text:style-name="T10">45</text:span><text:span text:style-name="T11">min)</text:span></text:h>
      <text:p text:style-name="P7"><text:span text:style-name="T9">Spice mix based on: </text:span><text:a xlink:type="simple" xlink:href="https://www.bbc.co.uk/food/recipes/cajun_seasoning_92363" text:style-name="Internet_20_link" text:visited-style-name="Visited_20_Internet_20_Link"><text:span text:style-name="T9">https://www.bbc.co.uk/food/recipes/cajun_seasoning_92363</text:span></text:a></text:p>
      <text:p text:style-name="P8">Good with rice or pasta, and salad and/or garlic bread.</text:p>
      <text:p text:style-name="P5"><text:span text:style-name="T1">For </text:span><text:span text:style-name="T2">the prep</text:span></text:p>
      <text:p text:style-name="P10">½<text:span text:style-name="T9"> </text:span>tsp salt</text:p>
      <text:p text:style-name="P18"><text:span text:style-name="T5">2 tsp </text:span><text:span text:style-name="T4">paprika</text:span></text:p>
      <text:p text:style-name="P19"><text:span text:style-name="T4">½</text:span><text:span text:style-name="T3"> tsp smoked paprika</text:span></text:p>
      <text:p text:style-name="P18"><text:span text:style-name="T5">½ </text:span><text:span text:style-name="T4">tsp </text:span><text:span text:style-name="T5">black</text:span><text:span text:style-name="T4"> pepper</text:span></text:p>
      <text:p text:style-name="P10"><text:span text:style-name="T9">½ </text:span>tsp ground cumin</text:p>
      <text:p text:style-name="P10">¼<text:span text:style-name="T9"> </text:span>tsp cayenne pepper</text:p>
      <text:p text:style-name="P10"><text:span text:style-name="T9">1 </text:span>tsp dried oregano</text:p>
      <text:p text:style-name="P10"><text:span text:style-name="T9">1 </text:span>tsp dried thyme</text:p>
      <text:p text:style-name="P10">½<text:span text:style-name="T9"> </text:span>tsp dried basil</text:p>
      <text:p text:style-name="P1"/>
      <text:p text:style-name="P8">2 large cloves garlic</text:p>
      <text:p text:style-name="P8">1 red onion</text:p>
      <text:p text:style-name="P1"/>
      <text:p text:style-name="P8">320g chicken breast<text:span text:style-name="T12">s</text:span></text:p>
      <text:p text:style-name="P10"/>
      <text:p text:style-name="P2"/>
      <text:p text:style-name="P15">Mix the spices together. <text:span text:style-name="T14">Trim and c</text:span><text:span text:style-name="T13">ut the chicken breasts into 4 large goujons/lengthwise strips.</text:span></text:p>
      <text:p text:style-name="P20"><text:span text:style-name="T6">Pou</text:span><text:span text:style-name="T7">r </text:span><text:span text:style-name="T6">the spices over the chicken and turn to make sure the pieces are evenly coated.</text:span></text:p>
      <text:p text:style-name="P20"><text:span text:style-name="T6"/></text:p>
      <text:p text:style-name="P21"><text:span text:style-name="T3">Halve the red onion and cut each half into 3 large wedges. Peel and roughly chop the garlic.</text:span></text:p>
      <text:p text:style-name="P2"/>
      <text:p text:style-name="P5"><text:span text:style-name="T1">For </text:span><text:span text:style-name="T2">the fry</text:span></text:p>
      <text:p text:style-name="P4">8-<text:span text:style-name="T9">10</text:span> tbsp olive oil (adjust as needed)</text:p>
      <text:p text:style-name="P12"/>
      <text:p text:style-name="P8">½ stock pot</text:p>
      <text:p text:style-name="P20"><text:span text:style-name="T5">¼ pint hot water</text:span></text:p>
      <text:p text:style-name="P9"><text:span text:style-name="T5">~170g cherry tomatoes</text:span></text:p>
      <text:p text:style-name="P13"/>
      <text:p text:style-name="P16"/>
      <text:p text:style-name="P16">Cover the bottom of a large frying pan in oil and heat. Add the onion wedges and the garlic, fry on high heat for 30 seconds, then push to the side of the pan.</text:p>
      <text:p text:style-name="P16"/>
      <text:p text:style-name="P22"><text:span text:style-name="T6">Tilt the pan so the oil runs out of the onions and place the chicken into it . Pile the onions and garlic on top of the chicken and spread the pieces out in the pan. Cover with a splatter guard if you have one (but not an enclosed lid).</text:span></text:p>
      <text:p text:style-name="P22"><text:span text:style-name="T6">Fry on high heat for 5 minutes, then </text:span><text:span text:style-name="T8">flip</text:span><text:span text:style-name="T6"> the chicken </text:span><text:span text:style-name="T8">pieces</text:span><text:span text:style-name="T6">, mix the onions, and fry for another 5 minutes (don’t stir). R</text:span><text:span text:style-name="T8">educe the cooking time if you’ve used smaller pieces, and increase it if you’ve doubled the recipe.</text:span></text:p>
      <text:p text:style-name="P16"/>
      <text:p text:style-name="P16"><text:span text:style-name="T14">While the chicken is cooking, boil the kettle and make ¼ pint stock. </text:span>Halve the cherry tomatoes.</text:p>
      <text:p text:style-name="P16"/>
      <text:p text:style-name="P17">Check that the chicken is cooked; flip and cook for another couple of minutes if needed.</text:p>
      <text:p text:style-name="P17">Dish the chicken and onion pieces onto plates leaving the juice in the pan. Add the cherry tomatoes, fry on high heat for 1 min, then add the stock and mix well. Bring to the boil for a few seconds, then pour over the chicken (or rice/pasta)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09-18T21:13:27.026407839</dc:date>
    <meta:editing-duration>PT1H49M5S</meta:editing-duration>
    <meta:editing-cycles>41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341" meta:character-count="1802" meta:non-whitespace-character-count="1491"/>
  </office:meta>
</office:document-meta>
</file>